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1098" officeooo:paragraph-rsid="001f1098"/>
    </style:style>
    <style:style style:name="T1" style:family="text">
      <style:text-properties officeooo:rsid="0020dd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 dia 04 de novembro, conversei com Jaqueline Ferreira, proprietária de um salão de beleza localizado na Rodovia Serafim Derenzi, 1999, Inhanguetá, Vitória, ES. Após uma conversa com a proprietária verifiquei que sua empresa, apesar de ainda não possuir CNPJ, possui um bom controle financeiro/contábil de suas vendas e mercadorias, <text:span text:style-name="T1">porém </text:span>ela tinha dificuldade no cadastro de seus clientes e me disponibilizei para desenvolver um sistema de agenda para armazenar os dados de seus clientes.</text:p>
      <text:p text:style-name="P1">Foi desenvolvido um sistema de agenda, e disponibilizado em um servidor loc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16:51:22.644000000</meta:creation-date>
    <dc:date>2024-12-02T17:10:54.822000000</dc:date>
    <meta:editing-duration>PT7M36S</meta:editing-duration>
    <meta:editing-cycles>1</meta:editing-cycles>
    <meta:document-statistic meta:table-count="0" meta:image-count="0" meta:object-count="0" meta:page-count="1" meta:paragraph-count="2" meta:word-count="87" meta:character-count="568" meta:non-whitespace-character-count="483"/>
    <meta:generator>LibreOffice/24.2.1.2$Windows_X86_64 LibreOffice_project/db4def46b0453cc22e2d0305797cf981b68ef5ac</meta:generator>
  </office:meta>
</office:document-meta>
</file>